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fo:font-size="11pt" officeooo:rsid="00226d5b" officeooo:paragraph-rsid="00226d5b" style:font-size-asian="11pt" style:font-size-complex="11pt"/>
    </style:style>
    <style:style style:name="P2" style:family="paragraph" style:parent-style-name="Standard">
      <style:text-properties style:font-name="Liberation Sans" fo:font-size="11pt" officeooo:rsid="0020eb84" officeooo:paragraph-rsid="0020eb84" style:font-size-asian="11pt" style:font-size-complex="11pt"/>
    </style:style>
    <style:style style:name="P3" style:family="paragraph" style:parent-style-name="Standard" style:list-style-name="L1">
      <style:text-properties style:font-name="Liberation Sans" fo:font-size="11pt" officeooo:rsid="0020eb84" officeooo:paragraph-rsid="0020eb84" style:font-size-asian="11pt" style:font-size-complex="11pt"/>
    </style:style>
    <style:style style:name="P4" style:family="paragraph" style:parent-style-name="Standard">
      <style:text-properties style:font-name="Liberation Sans" fo:font-size="11pt" officeooo:rsid="0003dee0" officeooo:paragraph-rsid="001c7055" style:font-size-asian="11pt" style:font-size-complex="11pt"/>
    </style:style>
    <style:style style:name="P5" style:family="paragraph" style:parent-style-name="Standard">
      <style:text-properties style:font-name="Liberation Sans" fo:font-size="11pt" officeooo:rsid="0003dee0" officeooo:paragraph-rsid="001d19bb" style:font-size-asian="11pt" style:font-size-complex="11pt"/>
    </style:style>
    <style:style style:name="P6" style:family="paragraph" style:parent-style-name="Standard">
      <style:text-properties style:font-name="Liberation Sans" fo:font-size="11pt" officeooo:rsid="0003dee0" officeooo:paragraph-rsid="00226d5b" style:font-size-asian="11pt" style:font-size-complex="11pt"/>
    </style:style>
    <style:style style:name="P7" style:family="paragraph" style:parent-style-name="Standard">
      <style:text-properties style:font-name="Liberation Sans" fo:font-size="11pt" officeooo:rsid="001c7055" officeooo:paragraph-rsid="001c7055" style:font-size-asian="11pt" style:font-size-complex="11pt"/>
    </style:style>
    <style:style style:name="P8" style:family="paragraph" style:parent-style-name="Standard">
      <style:text-properties style:font-name="Liberation Sans" fo:font-size="11pt" officeooo:paragraph-rsid="001c7055" style:font-size-asian="11pt" style:font-size-complex="11pt"/>
    </style:style>
    <style:style style:name="P9" style:family="paragraph" style:parent-style-name="Standard">
      <style:text-properties style:font-name="Liberation Sans" fo:font-size="11pt" officeooo:paragraph-rsid="0020eb84" style:font-size-asian="11pt" style:font-size-complex="11pt"/>
    </style:style>
    <style:style style:name="P10" style:family="paragraph" style:parent-style-name="Standard" style:list-style-name="L2">
      <style:text-properties style:font-name="Liberation Sans" fo:font-size="11pt" officeooo:paragraph-rsid="001e9832" style:font-size-asian="11pt" style:font-size-complex="11pt"/>
    </style:style>
    <style:style style:name="P11" style:family="paragraph" style:parent-style-name="Standard">
      <style:text-properties style:font-name="Liberation Sans" fo:font-size="11pt" officeooo:rsid="001e9832" officeooo:paragraph-rsid="001e9832" style:font-size-asian="11pt" style:font-size-complex="11pt"/>
    </style:style>
    <style:style style:name="P12" style:family="paragraph" style:parent-style-name="Standard">
      <style:text-properties style:font-name="Liberation Sans" fo:font-size="11pt" officeooo:rsid="0001f339" officeooo:paragraph-rsid="001c7055" style:font-size-asian="11pt" style:font-size-complex="11pt"/>
    </style:style>
    <style:style style:name="P13" style:family="paragraph" style:parent-style-name="Standard">
      <style:text-properties style:font-name="Liberation Sans" fo:font-size="11pt" officeooo:rsid="000414b9" officeooo:paragraph-rsid="001c7055" style:font-size-asian="11pt" style:font-size-complex="11pt"/>
    </style:style>
    <style:style style:name="P14" style:family="paragraph" style:parent-style-name="Standard">
      <style:text-properties style:font-name="Liberation Sans" fo:font-size="11pt" officeooo:rsid="000414b9" officeooo:paragraph-rsid="00226d5b" style:font-size-asian="11pt" style:font-size-complex="11pt"/>
    </style:style>
    <style:style style:name="P15" style:family="paragraph" style:parent-style-name="Standard">
      <style:text-properties style:font-name="Liberation Sans" fo:font-size="11pt" fo:font-weight="normal" officeooo:paragraph-rsid="001c7055" style:font-size-asian="11pt" style:font-weight-asian="normal" style:font-size-complex="11pt" style:font-weight-complex="normal"/>
    </style:style>
    <style:style style:name="P16" style:family="paragraph" style:parent-style-name="Standard">
      <style:text-properties style:font-name="Liberation Sans" fo:font-size="11pt" fo:font-weight="bold" officeooo:rsid="0003dee0" officeooo:paragraph-rsid="001c7055"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bold" officeooo:rsid="0003dee0" style:font-weight-asian="bold" style:font-weight-complex="bold"/>
    </style:style>
    <style:style style:name="T3" style:family="text">
      <style:text-properties fo:font-weight="bold" officeooo:rsid="001e9832" style:font-weight-asian="bold" style:font-weight-complex="bold"/>
    </style:style>
    <style:style style:name="T4" style:family="text">
      <style:text-properties fo:font-weight="bold" officeooo:rsid="00226d5b" style:font-weight-asian="bold" style:font-weight-complex="bold"/>
    </style:style>
    <style:style style:name="T5" style:family="text">
      <style:text-properties fo:font-weight="bold" fo:background-color="#fff200" loext:char-shading-value="0" style:font-weight-asian="bold" style:font-weight-complex="bold"/>
    </style:style>
    <style:style style:name="T6" style:family="text">
      <style:text-properties fo:font-weight="bold" fo:background-color="#fff200" loext:char-shading-value="0" style:font-weight-asian="bold" style:font-weight-complex="bold"/>
    </style:style>
    <style:style style:name="T7" style:family="text">
      <style:text-properties officeooo:rsid="0003dee0"/>
    </style:style>
    <style:style style:name="T8" style:family="text">
      <style:text-properties officeooo:rsid="001c7055"/>
    </style:style>
    <style:style style:name="T9" style:family="text">
      <style:text-properties fo:font-weight="normal" style:font-weight-asian="normal" style:font-weight-complex="normal"/>
    </style:style>
    <style:style style:name="T10" style:family="text">
      <style:text-properties fo:font-weight="normal" officeooo:rsid="001c7055" style:font-weight-asian="normal" style:font-weight-complex="normal"/>
    </style:style>
    <style:style style:name="T11" style:family="text">
      <style:text-properties fo:font-weight="normal" officeooo:rsid="0003dee0" style:font-weight-asian="normal" style:font-weight-complex="normal"/>
    </style:style>
    <style:style style:name="T12" style:family="text">
      <style:text-properties fo:font-weight="normal" officeooo:rsid="001e9832" style:font-weight-asian="normal" style:font-weight-complex="normal"/>
    </style:style>
    <style:style style:name="T13" style:family="text">
      <style:text-properties fo:font-weight="normal" officeooo:rsid="0020eb84" style:font-weight-asian="normal" style:font-weight-complex="normal"/>
    </style:style>
    <style:style style:name="T14" style:family="text">
      <style:text-properties fo:font-weight="normal" officeooo:rsid="0024d877" style:font-weight-asian="normal" style:font-weight-complex="normal"/>
    </style:style>
    <style:style style:name="T15" style:family="text">
      <style:text-properties officeooo:rsid="001d19bb"/>
    </style:style>
    <style:style style:name="T16" style:family="text">
      <style:text-properties officeooo:rsid="0024d877"/>
    </style:style>
    <style:style style:name="T17" style:family="text">
      <style:text-properties fo:font-style="italic" officeooo:rsid="0024d877" style:font-style-asian="italic" style:font-style-complex="italic"/>
    </style:style>
    <style:style style:name="T18" style:family="text">
      <style:text-properties fo:font-style="italic" fo:font-weight="normal" officeooo:rsid="0024d877" style:font-style-asian="italic" style:font-weight-asian="normal" style:font-style-complex="italic" style:font-weight-complex="normal"/>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SPG </text:span><text:span text:style-name="T6">DRAFT</text:span><text:span text:style-name="T1"> PROJECT DESCRIPTION</text:span></text:p>
      <text:p text:style-name="P1"><text:span text:style-name="T1"/></text:p>
      <text:p text:style-name="P2"><text:span text:style-name="T2">Project </text:span><text:span text:style-name="T4">Name</text:span></text:p>
      <text:p text:style-name="P2"><text:span text:style-name="T7">New Metrics for Assessing Virginia Tech Student Success</text:span></text:p>
      <text:p text:style-name="P4"/>
      <text:p text:style-name="P7"><text:span text:style-name="T1">Project Background</text:span></text:p>
      <text:p text:style-name="P7">In terms of data operations, Virginia Tech<text:span text:style-name="T7"> </text:span>has operated over the past few decades<text:span text:style-name="T7"> through </text:span>a <text:span text:style-name="T7">data warehouse enterprise systems </text:span>architecture. In this type of architecture, administrative data systems are generally purpose-oriented and traditionally <text:span text:style-name="T7">siloed </text:span>from each other<text:span text:style-name="T7">. </text:span>Such an architecture can pose significant barriers to effective use of administrative data for analytic and decision-making purposes.<text:span text:style-name="T7"> To better enabling the use of administrative data for decision-making purposes, </text:span>Virginia Tech <text:span text:style-name="T16">currently </text:span>has an initiative to<text:span text:style-name="T7"> </text:span>establish<text:span text:style-name="T7"> a “data lake” </text:span>architecture<text:span text:style-name="T7"> allow</text:span>ing for<text:span text:style-name="T7"> </text:span>the<text:span text:style-name="T7"> extract</text:span>ion and cross-system analysis of<text:span text:style-name="T7"> data from the</text:span>se<text:span text:style-name="T7"> separate enterprise systems </text:span>(including <text:span text:style-name="T7">HR, Finance, Facilities, Space, </text:span>and <text:span text:style-name="T7">Donors</text:span>)<text:span text:style-name="T7">.</text:span></text:p>
      <text:p text:style-name="P4"/>
      <text:p text:style-name="P5"><text:span text:style-name="T8">Using the newly available data in the “data lake”, in conjunction with other pertinent data that do not exist in the Virginia Tech administrative data systems, Virginia Tech would like to</text:span> build <text:span text:style-name="T8">a new</text:span> <text:span text:style-name="T8">set of </text:span>metrics <text:span text:style-name="T8">with t</text:span>he goal <text:span text:style-name="T8">of</text:span> creat<text:span text:style-name="T8">ing</text:span> multiple profiles to <text:span text:style-name="T16">gain </text:span>better understand<text:span text:style-name="T16">ing in</text:span> <text:span text:style-name="T16">a number of strategic areas like Student Success, Faculty Retention, Academic Analytics, and Research Facility Usage</text:span>. <text:span text:style-name="T15">The hope is that these profiles will be useful in determining, and possibly improving, the alignment of University budgets with specific aspects of the University Strategic Plan.</text:span></text:p>
      <text:p text:style-name="P8"><text:span text:style-name="T2"/></text:p>
      <text:p text:style-name="P9"><text:span text:style-name="T2">Project Goal</text:span><text:span text:style-name="T3">(s)</text:span></text:p>
      <text:p text:style-name="P9"><text:span text:style-name="T14">Use the new</text:span><text:span text:style-name="T13"> </text:span><text:span text:style-name="T12">Virginia Tech</text:span><text:span text:style-name="T13"> Data Lake and other available external data,</text:span><text:span text:style-name="T12"> to </text:span><text:span text:style-name="T13">create new metrics to </text:span><text:span text:style-name="T12">measure</text:span><text:span text:style-name="T11"> student success </text:span><text:span text:style-name="T12">in the areas of:</text:span></text:p>
      <text:list xml:id="list293343988" text:style-name="L2">
        <text:list-item>
          <text:p text:style-name="P10"><text:span text:style-name="T12">Admissions/Acquisition: </text:span><text:span text:style-name="T14">VT</text:span><text:span text:style-name="T12"> currently knows a lot about students who choose to attend, but would like to know about students who were accepted but cho</text:span><text:span text:style-name="T13">o</text:span><text:span text:style-name="T12">se to attend elsewhere. Are they going up or down market?</text:span></text:p>
        </text:list-item>
        <text:list-item>
          <text:p text:style-name="P10"><text:span text:style-name="T12">Student Progression/Success: Are </text:span><text:span text:style-name="T14">VT</text:span><text:span text:style-name="T12"> students on </text:span><text:span text:style-name="T13">predicted</text:span><text:span text:style-name="T12"> trajectory towards their degrees? Are they graduating on time?</text:span></text:p>
        </text:list-item>
        <text:list-item>
          <text:p text:style-name="P10"><text:span text:style-name="T12">Post-Graduation Success: </text:span><text:span text:style-name="T14">VT</text:span><text:span text:style-name="T12"> currently conducts a survey approximately 6 months after graduation to determine whether a student is employed, in graduate school, or doing something else? The response rate is currently 50-60% - is there a different way to get a higher percentage?</text:span></text:p>
        </text:list-item>
      </text:list>
      <text:p text:style-name="P11"><text:span text:style-name="T12">F</text:span><text:span text:style-name="T9">rom this assessment, one or two new metrics of student success will be chosen, developed, and analyzed.</text:span></text:p>
      <text:p text:style-name="P15"/>
      <text:p text:style-name="P16">Project Tasks: <text:span text:style-name="T18">(categories to be expanded)</text:span></text:p>
      <text:list xml:id="list244778357" text:style-name="L1">
        <text:list-item>
          <text:p text:style-name="P3">Problem Definition</text:p>
        </text:list-item>
        <text:list-item>
          <text:p text:style-name="P3">Data Discovery</text:p>
        </text:list-item>
        <text:list-item>
          <text:p text:style-name="P3">Data Profiling, Preparation and Exploration</text:p>
        </text:list-item>
        <text:list-item>
          <text:p text:style-name="P3">Metric Creation and Validation</text:p>
        </text:list-item>
      </text:list>
      <text:p text:style-name="P12"/>
      <text:p text:style-name="P6"><text:span text:style-name="T1">Projected Time:</text:span> 10 weeks</text:p>
      <text:p text:style-name="P4"/>
      <text:p text:style-name="P6"><text:span text:style-name="T1">Projected Cost:</text:span> $<text:span text:style-name="T8">10,000</text:span></text:p>
      <text:p text:style-name="P4"/>
      <text:p text:style-name="P14"><text:span text:style-name="T1">Project Sponsor: </text:span></text:p>
      <text:p text:style-name="P14"><text:span text:style-name="T10">Virginia Tech Office</text:span><text:span text:style-name="T9"> </text:span><text:span text:style-name="T10">of</text:span><text:span text:style-name="T9"> </text:span><text:span text:style-name="T10">the</text:span><text:span text:style-name="T9"> E</text:span><text:span text:style-name="T10">xecutive</text:span><text:span text:style-name="T9"> V</text:span><text:span text:style-name="T10">ice</text:span><text:span text:style-name="T9"> P</text:span><text:span text:style-name="T10">resident</text:span><text:span text:style-name="T9"> </text:span><text:span text:style-name="T10">and</text:span><text:span text:style-name="T9"> P</text:span><text:span text:style-name="T10">rovost</text:span></text:p>
      <text:p text:style-name="P13"/>
      <text:p text:style-name="P14"><text:span text:style-name="T1">Project Client: </text:span></text:p>
      <text:p text:style-name="P14"><text:span text:style-name="T10">Ken Smith, Vice Provost, Academic Resource Manag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12:05:28.142000000</meta:creation-date>
    <dc:date>2018-04-23T13:00:03.011000000</dc:date>
    <meta:editing-duration>PT25M47S</meta:editing-duration>
    <meta:editing-cycles>8</meta:editing-cycles>
    <meta:generator>LibreOffice/6.0.1.1$Windows_X86_64 LibreOffice_project/60bfb1526849283ce2491346ed2aa51c465abfe6</meta:generator>
    <meta:document-statistic meta:table-count="0" meta:image-count="0" meta:object-count="0" meta:page-count="1" meta:paragraph-count="23" meta:word-count="398" meta:character-count="2639" meta:non-whitespace-character-count="2269"/>
  </office:meta>
</office:document-meta>
</file>